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1"/>
      <text:p text:style-name="P2">he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22:08:55.420494300</meta:creation-date>
    <dc:date>2025-02-17T16:36:43.790851000</dc:date>
    <meta:editing-duration>PT3M17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7" meta:word-count="11" meta:character-count="108" meta:non-whitespace-character-count="88"/>
  </office:meta>
</office:document-meta>
</file>